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27.203cm" table:align="left"/>
    </style:style>
    <style:style style:name="Tableau2.A" style:family="table-column">
      <style:table-column-properties style:column-width="27.203cm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Text_20_body">
      <style:text-properties fo:language="en" fo:country="US" officeooo:rsid="002c4ae8" officeooo:paragraph-rsid="002c4ae8"/>
    </style:style>
    <style:style style:name="P2" style:family="paragraph" style:parent-style-name="Text_20_body">
      <style:text-properties fo:language="en" fo:country="US" officeooo:rsid="001de546" officeooo:paragraph-rsid="002761cc"/>
    </style:style>
    <style:style style:name="P3" style:family="paragraph" style:parent-style-name="Text_20_body">
      <style:text-properties fo:language="en" fo:country="US" officeooo:rsid="001de546" officeooo:paragraph-rsid="002c4ae8"/>
    </style:style>
    <style:style style:name="P4" style:family="paragraph" style:parent-style-name="Text_20_body">
      <style:text-properties fo:language="en" fo:country="US" officeooo:paragraph-rsid="002c4ae8"/>
    </style:style>
    <style:style style:name="P5" style:family="paragraph" style:parent-style-name="Text_20_body">
      <style:text-properties officeooo:paragraph-rsid="002c4ae8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able_20_Contents">
      <style:text-properties style:use-window-font-color="true" loext:opacity="0%" style:font-name="Courier New" fo:font-size="8pt" fo:language="en" fo:country="US" officeooo:paragraph-rsid="00231482" fo:background-color="transparent" style:font-size-asian="8pt" style:font-size-complex="8pt"/>
    </style:style>
    <style:style style:name="T1" style:family="text">
      <style:text-properties style:use-window-font-color="true" loext:opacity="0%"/>
    </style:style>
    <style:style style:name="T2" style:family="text">
      <style:text-properties officeooo:rsid="001fd775"/>
    </style:style>
    <style:style style:name="T3" style:family="text">
      <style:text-properties fo:background-color="#81d41a" loext:char-shading-value="0"/>
    </style:style>
    <style:style style:name="T4" style:family="text">
      <style:text-properties officeooo:rsid="002c4ae8"/>
    </style:style>
    <style:style style:name="T5" style:family="text">
      <style:text-properties fo:background-color="#ff8000" loext:char-shading-value="0"/>
    </style:style>
    <style:style style:name="T6" style:family="text">
      <style:text-properties fo:language="en" fo:country="US" fo:background-color="#158466" loext:char-shading-value="0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c4ae8"/>
    </style:style>
    <style:style style:name="T9" style:family="text">
      <style:text-properties fo:language="en" fo:country="US" officeooo:rsid="002d40c0"/>
    </style:style>
    <style:style style:name="T10" style:family="text">
      <style:text-properties fo:language="en" fo:country="US" fo:background-color="#000000" loext:char-shading-value="0"/>
    </style:style>
    <style:style style:name="T11" style:family="text">
      <style:text-properties officeooo:rsid="001fd775" fo:background-color="#800080" loext:char-shading-value="0"/>
    </style:style>
    <style:style style:name="T12" style:family="text">
      <style:text-properties officeooo:rsid="002d40c0"/>
    </style:style>
    <style:style style:name="T13" style:family="text">
      <style:text-properties fo:color="#ffffff" loext:opacity="100%"/>
    </style:style>
    <style:style style:name="T14" style:family="text">
      <style:text-properties fo:background-color="#000000" loext:char-shading-value="0"/>
    </style:style>
    <style:style style:name="T15" style:family="text">
      <style:text-properties fo:background-color="#800080" loext:char-shading-value="0"/>
    </style:style>
    <style:style style:name="T16" style:family="text">
      <style:text-properties fo:background-color="#1584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box contains all the Player Ranking text that is surimposed over the scroll. The scroll isn’t part of the tilemap.</text:p>
      <text:p text:style-name="P2"><text:span text:style-name="T1">7F00</text:span> is an empty tile (in white font for an easy view<text:span text:style-name="T2">)</text:span>.</text:p>
      <text:p text:style-name="P3"><text:span text:style-name="T3"><text:s text:c="4"/></text:span><text:tab/><text:span text:style-name="T4">Player Ranking</text:span></text:p>
      <text:p text:style-name="P4"><text:span text:style-name="T5"><text:s text:c="4"/></text:span><text:tab/><text:span text:style-name="T4">Tactics/Experience/Survival/Combat/Total</text:span></text:p>
      <text:p text:style-name="P5"><text:span text:style-name="T6"><text:s text:c="4"/></text:span><text:span text:style-name="T7"><text:tab/></text:span><text:span text:style-name="T8">TIME–/CLEAR–/</text:span><text:span text:style-name="T9"> © 1996 Nintendo</text:span></text:p>
      <text:p text:style-name="P5"><text:span text:style-name="T10"><text:s text:c="4"/></text:span><text:span text:style-name="T7"><text:tab/></text:span><text:span text:style-name="T8">–</text:span></text:p>
      <text:p text:style-name="P3"><text:span text:style-name="T11"><text:s text:c="4"/></text:span><text:span text:style-name="T2"><text:tab/></text:span><text:span text:style-name="T12">Overwritten by the actual rankings/time/turns.</text:span>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3">0024 0124 0224 0324 0424 0524 0624 0724 0824 0924 0A24 0B24 0C24 0D24 0E24 0F24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3">1024 1124 1224 1324 1424 1524 1624 1724 1824 1924 1A24 1B24 1C24 1D24 1E24 1F24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5">A02C A12C A22C A32C A42C</text:span> <text:span text:style-name="T14">2A20</text:span> <text:span text:style-name="T15">2C2C 292C</text:span> <text:span text:style-name="T5">A52C A62C A72C A82C A92C AA2C AB2C</text:span> <text:span text:style-name="T14">2A20</text:span> <text:span text:style-name="T15">222C 232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5">B02C B12C B22C B32C B42C</text:span> <text:span text:style-name="T14">3A24</text:span> <text:span text:style-name="T15">382C 392C</text:span> <text:span text:style-name="T5">B52C B62C B72C B82C B92C BA2C BB2C</text:span> <text:span text:style-name="T14">3A24</text:span> <text:span text:style-name="T15">322C 332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5">C02C C12C C22C C32C C42C C52C</text:span> <text:span text:style-name="T14">2A20</text:span> <text:span text:style-name="T15">202C 212C</text:span> <text:span text:style-name="T13">7F00</text:span> <text:span text:style-name="T13">7F00</text:span> <text:span text:style-name="T5">C62C C72C C82C C92C CA2C</text:span> <text:span text:style-name="T14">2A20</text:span> <text:span text:style-name="T15">2C2C 292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5">D02C D12C D22C D32C D42C D52C</text:span> <text:span text:style-name="T14">3A24</text:span> <text:span text:style-name="T15">302C 312C</text:span> <text:span text:style-name="T13">7F00</text:span> <text:span text:style-name="T13">7F00</text:span> <text:span text:style-name="T5">D62C D72C D82C D92C DA2C</text:span> <text:span text:style-name="T14">3A24</text:span> <text:span text:style-name="T15">382C 392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5">CB2C CC2C CD2C CE2C</text:span> <text:span text:style-name="T14">2A20</text:span> <text:span text:style-name="T15">2C2C 252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5">DB2C DC2C DD2C DE2C</text:span> <text:span text:style-name="T14">3A24</text:span> <text:span text:style-name="T15">342C 352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6">9310 8810 8C10 8410 6E10</text:span> <text:span text:style-name="T15">7534 7534 7E34 7E34 6F14 7934 7D34</text:span> <text:span text:style-name="T13">7F00</text:span> <text:span text:style-name="T13">7F00</text:span> <text:span text:style-name="T16">8210 8B10 8410 8010 9110 6E10</text:span> <text:span text:style-name="T15">7534 7634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6">651C 761C 7E1C 7E1C 7B1C</text:span> <text:span text:style-name="T13">7F00</text:span> <text:span text:style-name="T16">661C 671C 681C 691C 6A1C 6B1C 6C1C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 <text:span text:style-name="T13">7F00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2cm" fo:page-height="2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22:47:01.196000000</meta:creation-date>
    <dc:date>2025-05-07T00:30:07.332000000</dc:date>
    <meta:editing-duration>PT25M45S</meta:editing-duration>
    <meta:editing-cycles>8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8" meta:word-count="1071" meta:character-count="5448" meta:non-whitespace-character-count="4361"/>
  </office:meta>
</office:document-meta>
</file>